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2" style:family="graphic" style:parent-style-name="standard">
      <style:graphic-properties draw:fill-color="#000000" draw:textarea-horizontal-align="justify" draw:textarea-vertical-align="top" draw:auto-grow-height="false" fo:min-height="1.045cm" fo:min-width="1.406cm"/>
    </style:style>
    <style:style style:name="gr3" style:family="graphic" style:parent-style-name="standard">
      <style:graphic-properties draw:opacity="41%" draw:textarea-horizontal-align="justify" draw:textarea-vertical-align="top" draw:auto-grow-height="false" fo:min-height="3.814cm" fo:min-width="4.707cm"/>
    </style:style>
    <style:style style:name="P1" style:family="paragraph">
      <loext:graphic-properties draw:fill-color="#000000"/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opacity="41%"/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816cm" svg:x="4.275cm" svg:y="2.00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905cm" svg:height="1.816cm" svg:x="1.889cm" svg:y="1.9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905cm" svg:height="2.07cm" svg:x="3.032cm" svg:y="2.599cm">
          <text:p text:style-name="P2"><text:span text:style-name="T1">AWS</text:span><text:span text:style-name="T1"><text:line-break/></text:span><text:span text:style-name="T1">Aurora</text:span><text:span text:style-name="T1"><text:line-break/></text:span><text:span text:style-name="T1">Postgres</text:span><text:span text:style-name="T1"><text:line-break/></text:span><text:span text:style-name="T1">Serverl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207cm" svg:height="4.064cm" svg:x="1.254cm" svg:y="1.127cm">
          <text:p text:style-name="P3"><text:span text:style-name="T2">VP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1-05-12T11:27:47.956720865</dc:date>
    <meta:editing-duration>PT2H35M40S</meta:editing-duration>
    <meta:editing-cycles>46</meta:editing-cycles>
    <meta:generator>LibreOffice/6.0.7.3$Linux_X86_64 LibreOffice_project/00m0$Build-3</meta:generator>
    <meta:document-statistic meta:object-count="4"/>
  </office:meta>
</office:document-meta>
</file>